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53.5252" calcext:value-type="float">
            <text:p>153.5252</text:p>
          </table:table-cell>
          <table:table-cell office:value-type="float" office:value="0.5117507" calcext:value-type="float">
            <text:p>0.5117507</text:p>
          </table:table-cell>
          <table:table-cell office:value-type="float" office:value="0.4058" calcext:value-type="float">
            <text:p>0.4058</text:p>
          </table:table-cell>
          <table:table-cell office:value-type="float" office:value="1.5669" calcext:value-type="float">
            <text:p>1.5669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/>
          <table:table-cell office:value-type="float" office:value="151.7774" calcext:value-type="float">
            <text:p>151.7774</text:p>
          </table:table-cell>
          <table:table-cell office:value-type="float" office:value="0.5059247" calcext:value-type="float">
            <text:p>0.5059247</text:p>
          </table:table-cell>
          <table:table-cell office:value-type="float" office:value="0.4" calcext:value-type="float">
            <text:p>0.4</text:p>
          </table:table-cell>
          <table:table-cell office:value-type="float" office:value="1.5605" calcext:value-type="float">
            <text:p>1.5605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09.857" calcext:value-type="float">
            <text:p>109.857</text:p>
          </table:table-cell>
          <table:table-cell office:value-type="float" office:value="0.36619" calcext:value-type="float">
            <text:p>0.36619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6435" calcext:value-type="float">
            <text:p>0.6435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98.39439" calcext:value-type="float">
            <text:p>98.39439</text:p>
          </table:table-cell>
          <table:table-cell office:value-type="float" office:value="0.3279813" calcext:value-type="float">
            <text:p>0.32798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97.52296" calcext:value-type="float">
            <text:p>97.52296</text:p>
          </table:table-cell>
          <table:table-cell office:value-type="float" office:value="0.3250766" calcext:value-type="float">
            <text:p>0.3250766</text:p>
          </table:table-cell>
          <table:table-cell office:value-type="float" office:value="0.27" calcext:value-type="float">
            <text:p>0.27</text:p>
          </table:table-cell>
          <table:table-cell office:value-type="float" office:value="0.5751" calcext:value-type="float">
            <text:p>0.5751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95.72322" calcext:value-type="float">
            <text:p>95.72322</text:p>
          </table:table-cell>
          <table:table-cell office:value-type="float" office:value="0.3190774" calcext:value-type="float">
            <text:p>0.319077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5686" calcext:value-type="float">
            <text:p>0.5686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50.08188" calcext:value-type="float">
            <text:p>50.08188</text:p>
          </table:table-cell>
          <table:table-cell office:value-type="float" office:value="0.1669396" calcext:value-type="float">
            <text:p>0.1669396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35.5396" calcext:value-type="float">
            <text:p>35.5396</text:p>
          </table:table-cell>
          <table:table-cell office:value-type="float" office:value="0.1184653" calcext:value-type="float">
            <text:p>0.1184653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2107" calcext:value-type="float">
            <text:p>0.2107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5.9667" calcext:value-type="float">
            <text:p>25.9667</text:p>
          </table:table-cell>
          <table:table-cell office:value-type="float" office:value="0.08655565" calcext:value-type="float">
            <text:p>0.0865556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853" calcext:value-type="float">
            <text:p>0.1853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4.0693" calcext:value-type="float">
            <text:p>24.0693</text:p>
          </table:table-cell>
          <table:table-cell office:value-type="float" office:value="0.08023101" calcext:value-type="float">
            <text:p>0.080231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0.9962" calcext:value-type="float">
            <text:p>20.9962</text:p>
          </table:table-cell>
          <table:table-cell office:value-type="float" office:value="0.06998732" calcext:value-type="float">
            <text:p>0.06998732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1231" calcext:value-type="float">
            <text:p>0.1231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6.4389" calcext:value-type="float">
            <text:p>16.4389</text:p>
          </table:table-cell>
          <table:table-cell office:value-type="float" office:value="0.05479635" calcext:value-type="float">
            <text:p>0.0547963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308" calcext:value-type="float">
            <text:p>0.1308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9.675698" calcext:value-type="float">
            <text:p>9.675698</text:p>
          </table:table-cell>
          <table:table-cell office:value-type="float" office:value="0.03225233" calcext:value-type="float">
            <text:p>0.03225233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742" calcext:value-type="float">
            <text:p>0.0742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7.634302" calcext:value-type="float">
            <text:p>7.634302</text:p>
          </table:table-cell>
          <table:table-cell office:value-type="float" office:value="0.02544767" calcext:value-type="float">
            <text:p>0.02544767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7.0971" calcext:value-type="float">
            <text:p>7.0971</text:p>
          </table:table-cell>
          <table:table-cell office:value-type="float" office:value="0.023657" calcext:value-type="float">
            <text:p>0.02365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02" calcext:value-type="float">
            <text:p>0.0502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7.040999" calcext:value-type="float">
            <text:p>7.040999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5.826697" calcext:value-type="float">
            <text:p>5.826697</text:p>
          </table:table-cell>
          <table:table-cell office:value-type="float" office:value="0.01942232" calcext:value-type="float">
            <text:p>0.01942232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5.6752" calcext:value-type="float">
            <text:p>5.6752</text:p>
          </table:table-cell>
          <table:table-cell office:value-type="float" office:value="0.01891733" calcext:value-type="float">
            <text:p>0.0189173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5.633101" calcext:value-type="float">
            <text:p>5.633101</text:p>
          </table:table-cell>
          <table:table-cell office:value-type="float" office:value="0.018777" calcext:value-type="float">
            <text:p>0.018777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4.640103" calcext:value-type="float">
            <text:p>4.640103</text:p>
          </table:table-cell>
          <table:table-cell office:value-type="float" office:value="0.01546701" calcext:value-type="float">
            <text:p>0.015467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4.346555" calcext:value-type="float">
            <text:p>4.346555</text:p>
          </table:table-cell>
          <table:table-cell office:value-type="float" office:value="0.01448852" calcext:value-type="float">
            <text:p>0.01448852</text:p>
          </table:table-cell>
          <table:table-cell office:value-type="float" office:value="0" calcext:value-type="float">
            <text:p>0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4.165396" calcext:value-type="float">
            <text:p>4.165396</text:p>
          </table:table-cell>
          <table:table-cell office:value-type="float" office:value="0.01388465" calcext:value-type="float">
            <text:p>0.0138846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4.080699" calcext:value-type="float">
            <text:p>4.080699</text:p>
          </table:table-cell>
          <table:table-cell office:value-type="float" office:value="0.01360233" calcext:value-type="float">
            <text:p>0.0136023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7430001" calcext:value-type="float">
            <text:p>0.07430001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4.0502" calcext:value-type="float">
            <text:p>4.0502</text:p>
          </table:table-cell>
          <table:table-cell office:value-type="float" office:value="0.01350067" calcext:value-type="float">
            <text:p>0.0135006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3.967702" calcext:value-type="float">
            <text:p>3.967702</text:p>
          </table:table-cell>
          <table:table-cell office:value-type="float" office:value="0.01322567" calcext:value-type="float">
            <text:p>0.0132256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501" calcext:value-type="float">
            <text:p>0.9501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3.747399" calcext:value-type="float">
            <text:p>3.747399</text:p>
          </table:table-cell>
          <table:table-cell office:value-type="float" office:value="0.01249133" calcext:value-type="float">
            <text:p>0.012491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3.692098" calcext:value-type="float">
            <text:p>3.692098</text:p>
          </table:table-cell>
          <table:table-cell office:value-type="float" office:value="0.01230699" calcext:value-type="float">
            <text:p>0.01230699</text:p>
          </table:table-cell>
          <table:table-cell office:value-type="float" office:value="0.009699999" calcext:value-type="float">
            <text:p>0.009699999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519799" calcext:value-type="float">
            <text:p>3.519799</text:p>
          </table:table-cell>
          <table:table-cell office:value-type="float" office:value="0.01173266" calcext:value-type="float">
            <text:p>0.011732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2622" calcext:value-type="float">
            <text:p>0.2622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483601" calcext:value-type="float">
            <text:p>3.483601</text:p>
          </table:table-cell>
          <table:table-cell office:value-type="float" office:value="0.011612" calcext:value-type="float">
            <text:p>0.01161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3.462199" calcext:value-type="float">
            <text:p>3.462199</text:p>
          </table:table-cell>
          <table:table-cell office:value-type="float" office:value="0.01154066" calcext:value-type="float">
            <text:p>0.011540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439099" calcext:value-type="float">
            <text:p>3.439099</text:p>
          </table:table-cell>
          <table:table-cell office:value-type="float" office:value="0.01146366" calcext:value-type="float">
            <text:p>0.0114636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300997" calcext:value-type="float">
            <text:p>3.300997</text:p>
          </table:table-cell>
          <table:table-cell office:value-type="float" office:value="0.01100332" calcext:value-type="float">
            <text:p>0.0110033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8397" calcext:value-type="float">
            <text:p>2.8397</text:p>
          </table:table-cell>
          <table:table-cell office:value-type="float" office:value="0.009465665" calcext:value-type="float">
            <text:p>0.009465665</text:p>
          </table:table-cell>
          <table:table-cell office:value-type="float" office:value="0.007900001" calcext:value-type="float">
            <text:p>0.00790000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7988" calcext:value-type="float">
            <text:p>2.7988</text:p>
          </table:table-cell>
          <table:table-cell office:value-type="float" office:value="0.009329333" calcext:value-type="float">
            <text:p>0.00932933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696098" calcext:value-type="float">
            <text:p>2.696098</text:p>
          </table:table-cell>
          <table:table-cell office:value-type="float" office:value="0.008986995" calcext:value-type="float">
            <text:p>0.00898699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2.691503" calcext:value-type="float">
            <text:p>2.691503</text:p>
          </table:table-cell>
          <table:table-cell office:value-type="float" office:value="0.008971677" calcext:value-type="float">
            <text:p>0.0089716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537301" calcext:value-type="float">
            <text:p>2.537301</text:p>
          </table:table-cell>
          <table:table-cell office:value-type="float" office:value="0.00845767" calcext:value-type="float">
            <text:p>0.0084576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2.3908" calcext:value-type="float">
            <text:p>2.3908</text:p>
          </table:table-cell>
          <table:table-cell office:value-type="float" office:value="0.007969333" calcext:value-type="float">
            <text:p>0.0079693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2.3832" calcext:value-type="float">
            <text:p>2.3832</text:p>
          </table:table-cell>
          <table:table-cell office:value-type="float" office:value="0.007944" calcext:value-type="float">
            <text:p>0.00794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2.3114" calcext:value-type="float">
            <text:p>2.3114</text:p>
          </table:table-cell>
          <table:table-cell office:value-type="float" office:value="0.007704667" calcext:value-type="float">
            <text:p>0.00770466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1922" calcext:value-type="float">
            <text:p>2.1922</text:p>
          </table:table-cell>
          <table:table-cell office:value-type="float" office:value="0.007307335" calcext:value-type="float">
            <text:p>0.00730733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027601" calcext:value-type="float">
            <text:p>2.027601</text:p>
          </table:table-cell>
          <table:table-cell office:value-type="float" office:value="0.006758668" calcext:value-type="float">
            <text:p>0.00675866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023901" calcext:value-type="float">
            <text:p>2.023901</text:p>
          </table:table-cell>
          <table:table-cell office:value-type="float" office:value="0.006746335" calcext:value-type="float">
            <text:p>0.00674633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9758" calcext:value-type="float">
            <text:p>1.9758</text:p>
          </table:table-cell>
          <table:table-cell office:value-type="float" office:value="0.006586" calcext:value-type="float">
            <text:p>0.00658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887801" calcext:value-type="float">
            <text:p>1.887801</text:p>
          </table:table-cell>
          <table:table-cell office:value-type="float" office:value="0.00629267" calcext:value-type="float">
            <text:p>0.0062926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884801" calcext:value-type="float">
            <text:p>1.884801</text:p>
          </table:table-cell>
          <table:table-cell office:value-type="float" office:value="0.006282669" calcext:value-type="float">
            <text:p>0.00628266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1.865701" calcext:value-type="float">
            <text:p>1.865701</text:p>
          </table:table-cell>
          <table:table-cell office:value-type="float" office:value="0.006219004" calcext:value-type="float">
            <text:p>0.00621900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8321" calcext:value-type="float">
            <text:p>1.8321</text:p>
          </table:table-cell>
          <table:table-cell office:value-type="float" office:value="0.006107001" calcext:value-type="float">
            <text:p>0.00610700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7655" calcext:value-type="float">
            <text:p>1.7655</text:p>
          </table:table-cell>
          <table:table-cell office:value-type="float" office:value="0.005884999" calcext:value-type="float">
            <text:p>0.00588499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7268" calcext:value-type="float">
            <text:p>1.7268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9699999" calcext:value-type="float">
            <text:p>0.009699999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7066" calcext:value-type="float">
            <text:p>1.7066</text:p>
          </table:table-cell>
          <table:table-cell office:value-type="float" office:value="0.005688668" calcext:value-type="float">
            <text:p>0.00568866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682798" calcext:value-type="float">
            <text:p>1.682798</text:p>
          </table:table-cell>
          <table:table-cell office:value-type="float" office:value="0.005609327" calcext:value-type="float">
            <text:p>0.00560932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666096" calcext:value-type="float">
            <text:p>1.666096</text:p>
          </table:table-cell>
          <table:table-cell office:value-type="float" office:value="0.005553653" calcext:value-type="float">
            <text:p>0.0055536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647801" calcext:value-type="float">
            <text:p>1.647801</text:p>
          </table:table-cell>
          <table:table-cell office:value-type="float" office:value="0.00549267" calcext:value-type="float">
            <text:p>0.0054926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6307" calcext:value-type="float">
            <text:p>1.6307</text:p>
          </table:table-cell>
          <table:table-cell office:value-type="float" office:value="0.005435666" calcext:value-type="float">
            <text:p>0.00543566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6249" calcext:value-type="float">
            <text:p>1.6249</text:p>
          </table:table-cell>
          <table:table-cell office:value-type="float" office:value="0.005416334" calcext:value-type="float">
            <text:p>0.0054163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5928" calcext:value-type="float">
            <text:p>1.5928</text:p>
          </table:table-cell>
          <table:table-cell office:value-type="float" office:value="0.005309333" calcext:value-type="float">
            <text:p>0.005309333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5663" calcext:value-type="float">
            <text:p>1.5663</text:p>
          </table:table-cell>
          <table:table-cell office:value-type="float" office:value="0.005220999" calcext:value-type="float">
            <text:p>0.005220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552799" calcext:value-type="float">
            <text:p>1.552799</text:p>
          </table:table-cell>
          <table:table-cell office:value-type="float" office:value="0.005175998" calcext:value-type="float">
            <text:p>0.005175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5073" calcext:value-type="float">
            <text:p>1.5073</text:p>
          </table:table-cell>
          <table:table-cell office:value-type="float" office:value="0.005024332" calcext:value-type="float">
            <text:p>0.00502433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4866" calcext:value-type="float">
            <text:p>1.4866</text:p>
          </table:table-cell>
          <table:table-cell office:value-type="float" office:value="0.004955333" calcext:value-type="float">
            <text:p>0.0049553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4776" calcext:value-type="float">
            <text:p>1.4776</text:p>
          </table:table-cell>
          <table:table-cell office:value-type="float" office:value="0.004925333" calcext:value-type="float">
            <text:p>0.00492533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4535" calcext:value-type="float">
            <text:p>1.4535</text:p>
          </table:table-cell>
          <table:table-cell office:value-type="float" office:value="0.004844999" calcext:value-type="float">
            <text:p>0.00484499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369" calcext:value-type="float">
            <text:p>1.369</text:p>
          </table:table-cell>
          <table:table-cell office:value-type="float" office:value="0.004563334" calcext:value-type="float">
            <text:p>0.0045633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3554" calcext:value-type="float">
            <text:p>1.3554</text:p>
          </table:table-cell>
          <table:table-cell office:value-type="float" office:value="0.004518001" calcext:value-type="float">
            <text:p>0.00451800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3406" calcext:value-type="float">
            <text:p>1.3406</text:p>
          </table:table-cell>
          <table:table-cell office:value-type="float" office:value="0.004468666" calcext:value-type="float">
            <text:p>0.004468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272099" calcext:value-type="float">
            <text:p>1.272099</text:p>
          </table:table-cell>
          <table:table-cell office:value-type="float" office:value="0.004240332" calcext:value-type="float">
            <text:p>0.00424033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233903" calcext:value-type="float">
            <text:p>1.233903</text:p>
          </table:table-cell>
          <table:table-cell office:value-type="float" office:value="0.004113011" calcext:value-type="float">
            <text:p>0.0041130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221901" calcext:value-type="float">
            <text:p>1.221901</text:p>
          </table:table-cell>
          <table:table-cell office:value-type="float" office:value="0.004073002" calcext:value-type="float">
            <text:p>0.004073002</text:p>
          </table:table-cell>
          <table:table-cell office:value-type="float" office:value="0" calcext:value-type="float">
            <text:p>0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2198" calcext:value-type="float">
            <text:p>1.2198</text:p>
          </table:table-cell>
          <table:table-cell office:value-type="float" office:value="0.004065999" calcext:value-type="float">
            <text:p>0.004065999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2018" calcext:value-type="float">
            <text:p>1.2018</text:p>
          </table:table-cell>
          <table:table-cell office:value-type="float" office:value="0.004006001" calcext:value-type="float">
            <text:p>0.0040060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1.1959" calcext:value-type="float">
            <text:p>1.1959</text:p>
          </table:table-cell>
          <table:table-cell office:value-type="float" office:value="0.003986333" calcext:value-type="float">
            <text:p>0.003986333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909" calcext:value-type="float">
            <text:p>0.1909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1936" calcext:value-type="float">
            <text:p>1.1936</text:p>
          </table:table-cell>
          <table:table-cell office:value-type="float" office:value="0.003978667" calcext:value-type="float">
            <text:p>0.0039786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1929" calcext:value-type="float">
            <text:p>1.1929</text:p>
          </table:table-cell>
          <table:table-cell office:value-type="float" office:value="0.003976332" calcext:value-type="float">
            <text:p>0.00397633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1817" calcext:value-type="float">
            <text:p>1.1817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1792" calcext:value-type="float">
            <text:p>1.1792</text:p>
          </table:table-cell>
          <table:table-cell office:value-type="float" office:value="0.003930666" calcext:value-type="float">
            <text:p>0.00393066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177" calcext:value-type="float">
            <text:p>1.177</text:p>
          </table:table-cell>
          <table:table-cell office:value-type="float" office:value="0.003923334" calcext:value-type="float">
            <text:p>0.0039233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1654" calcext:value-type="float">
            <text:p>1.1654</text:p>
          </table:table-cell>
          <table:table-cell office:value-type="float" office:value="0.003884667" calcext:value-type="float">
            <text:p>0.00388466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142199" calcext:value-type="float">
            <text:p>1.142199</text:p>
          </table:table-cell>
          <table:table-cell office:value-type="float" office:value="0.003807331" calcext:value-type="float">
            <text:p>0.00380733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1413" calcext:value-type="float">
            <text:p>1.1413</text:p>
          </table:table-cell>
          <table:table-cell office:value-type="float" office:value="0.003804333" calcext:value-type="float">
            <text:p>0.003804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089801" calcext:value-type="float">
            <text:p>1.089801</text:p>
          </table:table-cell>
          <table:table-cell office:value-type="float" office:value="0.003632669" calcext:value-type="float">
            <text:p>0.00363266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446" calcext:value-type="float">
            <text:p>1.0446</text:p>
          </table:table-cell>
          <table:table-cell office:value-type="float" office:value="0.003482001" calcext:value-type="float">
            <text:p>0.003482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357" calcext:value-type="float">
            <text:p>1.0357</text:p>
          </table:table-cell>
          <table:table-cell office:value-type="float" office:value="0.003452334" calcext:value-type="float">
            <text:p>0.00345233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305" calcext:value-type="float">
            <text:p>1.0305</text:p>
          </table:table-cell>
          <table:table-cell office:value-type="float" office:value="0.003435001" calcext:value-type="float">
            <text:p>0.0034350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003" calcext:value-type="float">
            <text:p>1.0003</text:p>
          </table:table-cell>
          <table:table-cell office:value-type="float" office:value="0.003334335" calcext:value-type="float">
            <text:p>0.00333433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9678999" calcext:value-type="float">
            <text:p>0.9678999</text:p>
          </table:table-cell>
          <table:table-cell office:value-type="float" office:value="0.003226333" calcext:value-type="float">
            <text:p>0.0032263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9566998" calcext:value-type="float">
            <text:p>0.9566998</text:p>
          </table:table-cell>
          <table:table-cell office:value-type="float" office:value="0.003188999" calcext:value-type="float">
            <text:p>0.0031889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9429989" calcext:value-type="float">
            <text:p>0.9429989</text:p>
          </table:table-cell>
          <table:table-cell office:value-type="float" office:value="0.00314333" calcext:value-type="float">
            <text:p>0.0031433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9082998" calcext:value-type="float">
            <text:p>0.9082998</text:p>
          </table:table-cell>
          <table:table-cell office:value-type="float" office:value="0.003027666" calcext:value-type="float">
            <text:p>0.00302766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8833" calcext:value-type="float">
            <text:p>0.8833</text:p>
          </table:table-cell>
          <table:table-cell office:value-type="float" office:value="0.002944333" calcext:value-type="float">
            <text:p>0.002944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8789999" calcext:value-type="float">
            <text:p>0.878999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239998" calcext:value-type="float">
            <text:p>0.8239998</text:p>
          </table:table-cell>
          <table:table-cell office:value-type="float" office:value="0.002746666" calcext:value-type="float">
            <text:p>0.00274666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135998" calcext:value-type="float">
            <text:p>0.8135998</text:p>
          </table:table-cell>
          <table:table-cell office:value-type="float" office:value="0.002711999" calcext:value-type="float">
            <text:p>0.00271199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8056995" calcext:value-type="float">
            <text:p>0.8056995</text:p>
          </table:table-cell>
          <table:table-cell office:value-type="float" office:value="0.002685665" calcext:value-type="float">
            <text:p>0.0026856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975999" calcext:value-type="float">
            <text:p>0.7975999</text:p>
          </table:table-cell>
          <table:table-cell office:value-type="float" office:value="0.002658666" calcext:value-type="float">
            <text:p>0.00265866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7274004" calcext:value-type="float">
            <text:p>0.7274004</text:p>
          </table:table-cell>
          <table:table-cell office:value-type="float" office:value="0.002424668" calcext:value-type="float">
            <text:p>0.0024246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246009" calcext:value-type="float">
            <text:p>0.7246009</text:p>
          </table:table-cell>
          <table:table-cell office:value-type="float" office:value="0.002415336" calcext:value-type="float">
            <text:p>0.0024153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7126001" calcext:value-type="float">
            <text:p>0.7126001</text:p>
          </table:table-cell>
          <table:table-cell office:value-type="float" office:value="0.002375334" calcext:value-type="float">
            <text:p>0.0023753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003003" calcext:value-type="float">
            <text:p>0.7003003</text:p>
          </table:table-cell>
          <table:table-cell office:value-type="float" office:value="0.002334334" calcext:value-type="float">
            <text:p>0.0023343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988997" calcext:value-type="float">
            <text:p>0.6988997</text:p>
          </table:table-cell>
          <table:table-cell office:value-type="float" office:value="0.002329666" calcext:value-type="float">
            <text:p>0.00232966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524997" calcext:value-type="float">
            <text:p>0.6524997</text:p>
          </table:table-cell>
          <table:table-cell office:value-type="float" office:value="0.002174999" calcext:value-type="float">
            <text:p>0.00217499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456998" calcext:value-type="float">
            <text:p>0.6456998</text:p>
          </table:table-cell>
          <table:table-cell office:value-type="float" office:value="0.002152333" calcext:value-type="float">
            <text:p>0.002152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6445999" calcext:value-type="float">
            <text:p>0.6445999</text:p>
          </table:table-cell>
          <table:table-cell office:value-type="float" office:value="0.002148666" calcext:value-type="float">
            <text:p>0.0021486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233003" calcext:value-type="float">
            <text:p>0.6233003</text:p>
          </table:table-cell>
          <table:table-cell office:value-type="float" office:value="0.002077668" calcext:value-type="float">
            <text:p>0.0020776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215999" calcext:value-type="float">
            <text:p>0.6215999</text:p>
          </table:table-cell>
          <table:table-cell office:value-type="float" office:value="0.002071999" calcext:value-type="float">
            <text:p>0.002071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165996" calcext:value-type="float">
            <text:p>0.6165996</text:p>
          </table:table-cell>
          <table:table-cell office:value-type="float" office:value="0.002055332" calcext:value-type="float">
            <text:p>0.00205533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109999" calcext:value-type="float">
            <text:p>0.6109999</text:p>
          </table:table-cell>
          <table:table-cell office:value-type="float" office:value="0.002036666" calcext:value-type="float">
            <text:p>0.00203666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102001" calcext:value-type="float">
            <text:p>0.6102001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5996997" calcext:value-type="float">
            <text:p>0.5996997</text:p>
          </table:table-cell>
          <table:table-cell office:value-type="float" office:value="0.001998999" calcext:value-type="float">
            <text:p>0.001998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5422006" calcext:value-type="float">
            <text:p>0.5422006</text:p>
          </table:table-cell>
          <table:table-cell office:value-type="float" office:value="0.001807335" calcext:value-type="float">
            <text:p>0.00180733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/>
          <table:table-cell office:value-type="float" office:value="0.5417005" calcext:value-type="float">
            <text:p>0.5417005</text:p>
          </table:table-cell>
          <table:table-cell office:value-type="float" office:value="0.001805668" calcext:value-type="float">
            <text:p>0.0018056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5408" calcext:value-type="float">
            <text:p>0.5408</text:p>
          </table:table-cell>
          <table:table-cell office:value-type="float" office:value="0.001802667" calcext:value-type="float">
            <text:p>0.001802667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5376006" calcext:value-type="float">
            <text:p>0.5376006</text:p>
          </table:table-cell>
          <table:table-cell office:value-type="float" office:value="0.001792002" calcext:value-type="float">
            <text:p>0.001792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5324005" calcext:value-type="float">
            <text:p>0.5324005</text:p>
          </table:table-cell>
          <table:table-cell office:value-type="float" office:value="0.001774668" calcext:value-type="float">
            <text:p>0.0017746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5224002" calcext:value-type="float">
            <text:p>0.5224002</text:p>
          </table:table-cell>
          <table:table-cell office:value-type="float" office:value="0.001741334" calcext:value-type="float">
            <text:p>0.00174133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5123005" calcext:value-type="float">
            <text:p>0.5123005</text:p>
          </table:table-cell>
          <table:table-cell office:value-type="float" office:value="0.001707668" calcext:value-type="float">
            <text:p>0.00170766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5066004" calcext:value-type="float">
            <text:p>0.5066004</text:p>
          </table:table-cell>
          <table:table-cell office:value-type="float" office:value="0.001688668" calcext:value-type="float">
            <text:p>0.00168866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5034003" calcext:value-type="float">
            <text:p>0.5034003</text:p>
          </table:table-cell>
          <table:table-cell office:value-type="float" office:value="0.001678001" calcext:value-type="float">
            <text:p>0.001678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891002" calcext:value-type="float">
            <text:p>0.4891002</text:p>
          </table:table-cell>
          <table:table-cell office:value-type="float" office:value="0.001630334" calcext:value-type="float">
            <text:p>0.001630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782001" calcext:value-type="float">
            <text:p>0.4782001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756002" calcext:value-type="float">
            <text:p>0.4756002</text:p>
          </table:table-cell>
          <table:table-cell office:value-type="float" office:value="0.001585334" calcext:value-type="float">
            <text:p>0.001585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4744" calcext:value-type="float">
            <text:p>0.4744</text:p>
          </table:table-cell>
          <table:table-cell office:value-type="float" office:value="0.001581333" calcext:value-type="float">
            <text:p>0.001581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570002" calcext:value-type="float">
            <text:p>0.4570002</text:p>
          </table:table-cell>
          <table:table-cell office:value-type="float" office:value="0.001523334" calcext:value-type="float">
            <text:p>0.001523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467" calcext:value-type="float">
            <text:p>0.4467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438001" calcext:value-type="float">
            <text:p>0.4438001</text:p>
          </table:table-cell>
          <table:table-cell office:value-type="float" office:value="0.001479334" calcext:value-type="float">
            <text:p>0.001479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4318003" calcext:value-type="float">
            <text:p>0.4318003</text:p>
          </table:table-cell>
          <table:table-cell office:value-type="float" office:value="0.001439334" calcext:value-type="float">
            <text:p>0.001439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306003" calcext:value-type="float">
            <text:p>0.4306003</text:p>
          </table:table-cell>
          <table:table-cell office:value-type="float" office:value="0.001435334" calcext:value-type="float">
            <text:p>0.001435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243001" calcext:value-type="float">
            <text:p>0.4243001</text:p>
          </table:table-cell>
          <table:table-cell office:value-type="float" office:value="0.001414334" calcext:value-type="float">
            <text:p>0.0014143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059003" calcext:value-type="float">
            <text:p>0.4059003</text:p>
          </table:table-cell>
          <table:table-cell office:value-type="float" office:value="0.001353001" calcext:value-type="float">
            <text:p>0.001353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026002" calcext:value-type="float">
            <text:p>0.4026002</text:p>
          </table:table-cell>
          <table:table-cell office:value-type="float" office:value="0.001342001" calcext:value-type="float">
            <text:p>0.00134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3895001" calcext:value-type="float">
            <text:p>0.3895001</text:p>
          </table:table-cell>
          <table:table-cell office:value-type="float" office:value="0.001298334" calcext:value-type="float">
            <text:p>0.001298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880001" calcext:value-type="float">
            <text:p>0.3880001</text:p>
          </table:table-cell>
          <table:table-cell office:value-type="float" office:value="0.001293334" calcext:value-type="float">
            <text:p>0.0012933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876003" calcext:value-type="float">
            <text:p>0.3876003</text:p>
          </table:table-cell>
          <table:table-cell office:value-type="float" office:value="0.001292001" calcext:value-type="float">
            <text:p>0.001292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711002" calcext:value-type="float">
            <text:p>0.3711002</text:p>
          </table:table-cell>
          <table:table-cell office:value-type="float" office:value="0.001237001" calcext:value-type="float">
            <text:p>0.001237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61699" calcext:value-type="float">
            <text:p>0.361699</text:p>
          </table:table-cell>
          <table:table-cell office:value-type="float" office:value="0.001205663" calcext:value-type="float">
            <text:p>0.0012056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592" calcext:value-type="float">
            <text:p>0.3592</text:p>
          </table:table-cell>
          <table:table-cell office:value-type="float" office:value="0.001197333" calcext:value-type="float">
            <text:p>0.0011973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569" calcext:value-type="float">
            <text:p>0.3569</text:p>
          </table:table-cell>
          <table:table-cell office:value-type="float" office:value="0.001189667" calcext:value-type="float">
            <text:p>0.001189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566002" calcext:value-type="float">
            <text:p>0.3566002</text:p>
          </table:table-cell>
          <table:table-cell office:value-type="float" office:value="0.001188667" calcext:value-type="float">
            <text:p>0.001188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3551002" calcext:value-type="float">
            <text:p>0.3551002</text:p>
          </table:table-cell>
          <table:table-cell office:value-type="float" office:value="0.001183667" calcext:value-type="float">
            <text:p>0.001183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3492998" calcext:value-type="float">
            <text:p>0.3492998</text:p>
          </table:table-cell>
          <table:table-cell office:value-type="float" office:value="0.001164333" calcext:value-type="float">
            <text:p>0.001164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486" calcext:value-type="float">
            <text:p>0.3486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410002" calcext:value-type="float">
            <text:p>0.3410002</text:p>
          </table:table-cell>
          <table:table-cell office:value-type="float" office:value="0.001136667" calcext:value-type="float">
            <text:p>0.001136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402999" calcext:value-type="float">
            <text:p>0.3402999</text:p>
          </table:table-cell>
          <table:table-cell office:value-type="float" office:value="0.001134333" calcext:value-type="float">
            <text:p>0.00113433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377001" calcext:value-type="float">
            <text:p>0.3377001</text:p>
          </table:table-cell>
          <table:table-cell office:value-type="float" office:value="0.001125667" calcext:value-type="float">
            <text:p>0.001125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371004" calcext:value-type="float">
            <text:p>0.3371004</text:p>
          </table:table-cell>
          <table:table-cell office:value-type="float" office:value="0.001123668" calcext:value-type="float">
            <text:p>0.001123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337" calcext:value-type="float">
            <text:p>0.3337</text:p>
          </table:table-cell>
          <table:table-cell office:value-type="float" office:value="0.001112333" calcext:value-type="float">
            <text:p>0.0011123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204999" calcext:value-type="float">
            <text:p>0.3204999</text:p>
          </table:table-cell>
          <table:table-cell office:value-type="float" office:value="0.001068333" calcext:value-type="float">
            <text:p>0.0010683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196003" calcext:value-type="float">
            <text:p>0.3196003</text:p>
          </table:table-cell>
          <table:table-cell office:value-type="float" office:value="0.001065334" calcext:value-type="float">
            <text:p>0.001065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148003" calcext:value-type="float">
            <text:p>0.3148003</text:p>
          </table:table-cell>
          <table:table-cell office:value-type="float" office:value="0.001049334" calcext:value-type="float">
            <text:p>0.001049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699999" calcext:value-type="float">
            <text:p>0.009699999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126017" calcext:value-type="float">
            <text:p>0.3126017</text:p>
          </table:table-cell>
          <table:table-cell office:value-type="float" office:value="0.001042006" calcext:value-type="float">
            <text:p>0.001042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980004" calcext:value-type="float">
            <text:p>0.2980004</text:p>
          </table:table-cell>
          <table:table-cell office:value-type="float" office:value="0.0009933348" calcext:value-type="float">
            <text:p>0.000993334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967002" calcext:value-type="float">
            <text:p>0.2967002</text:p>
          </table:table-cell>
          <table:table-cell office:value-type="float" office:value="0.0009890007" calcext:value-type="float">
            <text:p>0.000989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884003" calcext:value-type="float">
            <text:p>0.2884003</text:p>
          </table:table-cell>
          <table:table-cell office:value-type="float" office:value="0.0009613342" calcext:value-type="float">
            <text:p>0.000961334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844003" calcext:value-type="float">
            <text:p>0.2844003</text:p>
          </table:table-cell>
          <table:table-cell office:value-type="float" office:value="0.0009480009" calcext:value-type="float">
            <text:p>0.000948000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842" calcext:value-type="float">
            <text:p>0.2842</text:p>
          </table:table-cell>
          <table:table-cell office:value-type="float" office:value="0.0009473333" calcext:value-type="float">
            <text:p>0.0009473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0009166668" calcext:value-type="float">
            <text:p>0.000916666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715002" calcext:value-type="float">
            <text:p>0.2715002</text:p>
          </table:table-cell>
          <table:table-cell office:value-type="float" office:value="0.0009050005" calcext:value-type="float">
            <text:p>0.000905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663002" calcext:value-type="float">
            <text:p>0.2663002</text:p>
          </table:table-cell>
          <table:table-cell office:value-type="float" office:value="0.0008876672" calcext:value-type="float">
            <text:p>0.000887667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662999" calcext:value-type="float">
            <text:p>0.2662999</text:p>
          </table:table-cell>
          <table:table-cell office:value-type="float" office:value="0.0008876664" calcext:value-type="float">
            <text:p>0.00088766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591" calcext:value-type="float">
            <text:p>0.2591</text:p>
          </table:table-cell>
          <table:table-cell office:value-type="float" office:value="0.0008636665" calcext:value-type="float">
            <text:p>0.000863666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2568" calcext:value-type="float">
            <text:p>0.2568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549997" calcext:value-type="float">
            <text:p>0.2549997</text:p>
          </table:table-cell>
          <table:table-cell office:value-type="float" office:value="0.0008499991" calcext:value-type="float">
            <text:p>0.000849999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2525" calcext:value-type="float">
            <text:p>0.2525</text:p>
          </table:table-cell>
          <table:table-cell office:value-type="float" office:value="0.0008416667" calcext:value-type="float">
            <text:p>0.000841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484998" calcext:value-type="float">
            <text:p>0.2484998</text:p>
          </table:table-cell>
          <table:table-cell office:value-type="float" office:value="0.0008283326" calcext:value-type="float">
            <text:p>0.00082833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461998" calcext:value-type="float">
            <text:p>0.2461998</text:p>
          </table:table-cell>
          <table:table-cell office:value-type="float" office:value="0.000820666" calcext:value-type="float">
            <text:p>0.0008206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2380997" calcext:value-type="float">
            <text:p>0.2380997</text:p>
          </table:table-cell>
          <table:table-cell office:value-type="float" office:value="0.0007936658" calcext:value-type="float">
            <text:p>0.000793665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373005" calcext:value-type="float">
            <text:p>0.2373005</text:p>
          </table:table-cell>
          <table:table-cell office:value-type="float" office:value="0.0007910016" calcext:value-type="float">
            <text:p>0.000791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330997" calcext:value-type="float">
            <text:p>0.2330997</text:p>
          </table:table-cell>
          <table:table-cell office:value-type="float" office:value="0.000776999" calcext:value-type="float">
            <text:p>0.0007769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293996" calcext:value-type="float">
            <text:p>0.2293996</text:p>
          </table:table-cell>
          <table:table-cell office:value-type="float" office:value="0.0007646653" calcext:value-type="float">
            <text:p>0.000764665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268997" calcext:value-type="float">
            <text:p>0.2268997</text:p>
          </table:table-cell>
          <table:table-cell office:value-type="float" office:value="0.0007563322" calcext:value-type="float">
            <text:p>0.000756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224997" calcext:value-type="float">
            <text:p>0.2224997</text:p>
          </table:table-cell>
          <table:table-cell office:value-type="float" office:value="0.0007416656" calcext:value-type="float">
            <text:p>0.00074166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2202" calcext:value-type="float">
            <text:p>0.2202</text:p>
          </table:table-cell>
          <table:table-cell office:value-type="float" office:value="0.0007339999" calcext:value-type="float">
            <text:p>0.000733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191998" calcext:value-type="float">
            <text:p>0.2191998</text:p>
          </table:table-cell>
          <table:table-cell office:value-type="float" office:value="0.000730666" calcext:value-type="float">
            <text:p>0.000730666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190996" calcext:value-type="float">
            <text:p>0.2190996</text:p>
          </table:table-cell>
          <table:table-cell office:value-type="float" office:value="0.000730332" calcext:value-type="float">
            <text:p>0.00073033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141996" calcext:value-type="float">
            <text:p>0.2141996</text:p>
          </table:table-cell>
          <table:table-cell office:value-type="float" office:value="0.0007139987" calcext:value-type="float">
            <text:p>0.000713998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/>
          <table:table-cell office:value-type="float" office:value="0.2054996" calcext:value-type="float">
            <text:p>0.2054996</text:p>
          </table:table-cell>
          <table:table-cell office:value-type="float" office:value="0.0006849988" calcext:value-type="float">
            <text:p>0.000684998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038997" calcext:value-type="float">
            <text:p>0.2038997</text:p>
          </table:table-cell>
          <table:table-cell office:value-type="float" office:value="0.0006796657" calcext:value-type="float">
            <text:p>0.000679665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2036995" calcext:value-type="float">
            <text:p>0.2036995</text:p>
          </table:table-cell>
          <table:table-cell office:value-type="float" office:value="0.0006789982" calcext:value-type="float">
            <text:p>0.00067899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954021" calcext:value-type="float">
            <text:p>0.1954021</text:p>
          </table:table-cell>
          <table:table-cell office:value-type="float" office:value="0.0006513405" calcext:value-type="float">
            <text:p>0.00065134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943997" calcext:value-type="float">
            <text:p>0.1943997</text:p>
          </table:table-cell>
          <table:table-cell office:value-type="float" office:value="0.0006479988" calcext:value-type="float">
            <text:p>0.000647998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862997" calcext:value-type="float">
            <text:p>0.1862997</text:p>
          </table:table-cell>
          <table:table-cell office:value-type="float" office:value="0.0006209988" calcext:value-type="float">
            <text:p>0.000620998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837998" calcext:value-type="float">
            <text:p>0.1837998</text:p>
          </table:table-cell>
          <table:table-cell office:value-type="float" office:value="0.000612666" calcext:value-type="float">
            <text:p>0.0006126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1805004" calcext:value-type="float">
            <text:p>0.1805004</text:p>
          </table:table-cell>
          <table:table-cell office:value-type="float" office:value="0.000601668" calcext:value-type="float">
            <text:p>0.000601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771008" calcext:value-type="float">
            <text:p>0.1771008</text:p>
          </table:table-cell>
          <table:table-cell office:value-type="float" office:value="0.0005903359" calcext:value-type="float">
            <text:p>0.00059033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1768" calcext:value-type="float">
            <text:p>0.1768</text:p>
          </table:table-cell>
          <table:table-cell office:value-type="float" office:value="0.0005893333" calcext:value-type="float">
            <text:p>0.0005893333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762008" calcext:value-type="float">
            <text:p>0.1762008</text:p>
          </table:table-cell>
          <table:table-cell office:value-type="float" office:value="0.000587336" calcext:value-type="float">
            <text:p>0.000587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708998" calcext:value-type="float">
            <text:p>0.1708998</text:p>
          </table:table-cell>
          <table:table-cell office:value-type="float" office:value="0.0005696661" calcext:value-type="float">
            <text:p>0.000569666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681999" calcext:value-type="float">
            <text:p>0.1681999</text:p>
          </table:table-cell>
          <table:table-cell office:value-type="float" office:value="0.0005606664" calcext:value-type="float">
            <text:p>0.000560666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681001" calcext:value-type="float">
            <text:p>0.1681001</text:p>
          </table:table-cell>
          <table:table-cell office:value-type="float" office:value="0.0005603338" calcext:value-type="float">
            <text:p>0.000560333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657998" calcext:value-type="float">
            <text:p>0.1657998</text:p>
          </table:table-cell>
          <table:table-cell office:value-type="float" office:value="0.000552666" calcext:value-type="float">
            <text:p>0.000552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656999" calcext:value-type="float">
            <text:p>0.1656999</text:p>
          </table:table-cell>
          <table:table-cell office:value-type="float" office:value="0.000552333" calcext:value-type="float">
            <text:p>0.000552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631998" calcext:value-type="float">
            <text:p>0.1631998</text:p>
          </table:table-cell>
          <table:table-cell office:value-type="float" office:value="0.0005439994" calcext:value-type="float">
            <text:p>0.000543999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621999" calcext:value-type="float">
            <text:p>0.1621999</text:p>
          </table:table-cell>
          <table:table-cell office:value-type="float" office:value="0.0005406665" calcext:value-type="float">
            <text:p>0.00054066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581021" calcext:value-type="float">
            <text:p>0.1581021</text:p>
          </table:table-cell>
          <table:table-cell office:value-type="float" office:value="0.000527007" calcext:value-type="float">
            <text:p>0.000527007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1580001" calcext:value-type="float">
            <text:p>0.1580001</text:p>
          </table:table-cell>
          <table:table-cell office:value-type="float" office:value="0.0005266672" calcext:value-type="float">
            <text:p>0.00052666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1559001" calcext:value-type="float">
            <text:p>0.1559001</text:p>
          </table:table-cell>
          <table:table-cell office:value-type="float" office:value="0.000519667" calcext:value-type="float">
            <text:p>0.000519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558" calcext:value-type="float">
            <text:p>0.1558</text:p>
          </table:table-cell>
          <table:table-cell office:value-type="float" office:value="0.0005193332" calcext:value-type="float">
            <text:p>0.000519333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1542999" calcext:value-type="float">
            <text:p>0.1542999</text:p>
          </table:table-cell>
          <table:table-cell office:value-type="float" office:value="0.0005143331" calcext:value-type="float">
            <text:p>0.000514333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1512001" calcext:value-type="float">
            <text:p>0.1512001</text:p>
          </table:table-cell>
          <table:table-cell office:value-type="float" office:value="0.0005040005" calcext:value-type="float">
            <text:p>0.000504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/>
          <table:table-cell office:value-type="float" office:value="0.1497001" calcext:value-type="float">
            <text:p>0.1497001</text:p>
          </table:table-cell>
          <table:table-cell office:value-type="float" office:value="0.0004990002" calcext:value-type="float">
            <text:p>0.000499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401001" calcext:value-type="float">
            <text:p>0.1401001</text:p>
          </table:table-cell>
          <table:table-cell office:value-type="float" office:value="0.0004670003" calcext:value-type="float">
            <text:p>0.000467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392001" calcext:value-type="float">
            <text:p>0.1392001</text:p>
          </table:table-cell>
          <table:table-cell office:value-type="float" office:value="0.0004640004" calcext:value-type="float">
            <text:p>0.000464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388002" calcext:value-type="float">
            <text:p>0.1388002</text:p>
          </table:table-cell>
          <table:table-cell office:value-type="float" office:value="0.0004626672" calcext:value-type="float">
            <text:p>0.00046266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363006" calcext:value-type="float">
            <text:p>0.1363006</text:p>
          </table:table-cell>
          <table:table-cell office:value-type="float" office:value="0.0004543354" calcext:value-type="float">
            <text:p>0.00045433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338" calcext:value-type="float">
            <text:p>0.1338</text:p>
          </table:table-cell>
          <table:table-cell office:value-type="float" office:value="0.0004459998" calcext:value-type="float">
            <text:p>0.000445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1327" calcext:value-type="float">
            <text:p>0.1327</text:p>
          </table:table-cell>
          <table:table-cell office:value-type="float" office:value="0.0004423333" calcext:value-type="float">
            <text:p>0.000442333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132" calcext:value-type="float">
            <text:p>0.132</text:p>
          </table:table-cell>
          <table:table-cell office:value-type="float" office:value="0.0004399999" calcext:value-type="float">
            <text:p>0.00043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313001" calcext:value-type="float">
            <text:p>0.1313001</text:p>
          </table:table-cell>
          <table:table-cell office:value-type="float" office:value="0.000437667" calcext:value-type="float">
            <text:p>0.000437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31" calcext:value-type="float">
            <text:p>0.131</text:p>
          </table:table-cell>
          <table:table-cell office:value-type="float" office:value="0.0004366668" calcext:value-type="float">
            <text:p>0.00043666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293016" calcext:value-type="float">
            <text:p>0.1293016</text:p>
          </table:table-cell>
          <table:table-cell office:value-type="float" office:value="0.0004310053" calcext:value-type="float">
            <text:p>0.000431005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257" calcext:value-type="float">
            <text:p>0.1257</text:p>
          </table:table-cell>
          <table:table-cell office:value-type="float" office:value="0.0004189999" calcext:value-type="float">
            <text:p>0.000418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171999" calcext:value-type="float">
            <text:p>0.1171999</text:p>
          </table:table-cell>
          <table:table-cell office:value-type="float" office:value="0.0003906664" calcext:value-type="float">
            <text:p>0.00039066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167001" calcext:value-type="float">
            <text:p>0.1167001</text:p>
          </table:table-cell>
          <table:table-cell office:value-type="float" office:value="0.0003890002" calcext:value-type="float">
            <text:p>0.000389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151998" calcext:value-type="float">
            <text:p>0.1151998</text:p>
          </table:table-cell>
          <table:table-cell office:value-type="float" office:value="0.0003839995" calcext:value-type="float">
            <text:p>0.00038399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138999" calcext:value-type="float">
            <text:p>0.1138999</text:p>
          </table:table-cell>
          <table:table-cell office:value-type="float" office:value="0.0003796662" calcext:value-type="float">
            <text:p>0.00037966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121999" calcext:value-type="float">
            <text:p>0.1121999</text:p>
          </table:table-cell>
          <table:table-cell office:value-type="float" office:value="0.0003739996" calcext:value-type="float">
            <text:p>0.000373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111" calcext:value-type="float">
            <text:p>0.1111</text:p>
          </table:table-cell>
          <table:table-cell office:value-type="float" office:value="0.0003703332" calcext:value-type="float">
            <text:p>0.000370333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048" calcext:value-type="float">
            <text:p>0.1048</text:p>
          </table:table-cell>
          <table:table-cell office:value-type="float" office:value="0.0003493334" calcext:value-type="float">
            <text:p>0.000349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47999" calcext:value-type="float">
            <text:p>0.1047999</text:p>
          </table:table-cell>
          <table:table-cell office:value-type="float" office:value="0.0003493329" calcext:value-type="float">
            <text:p>0.00034933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46999" calcext:value-type="float">
            <text:p>0.1046999</text:p>
          </table:table-cell>
          <table:table-cell office:value-type="float" office:value="0.0003489996" calcext:value-type="float">
            <text:p>0.000348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043999" calcext:value-type="float">
            <text:p>0.1043999</text:p>
          </table:table-cell>
          <table:table-cell office:value-type="float" office:value="0.0003479997" calcext:value-type="float">
            <text:p>0.000347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011" calcext:value-type="float">
            <text:p>0.101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10999" calcext:value-type="float">
            <text:p>0.1010999</text:p>
          </table:table-cell>
          <table:table-cell office:value-type="float" office:value="0.0003369997" calcext:value-type="float">
            <text:p>0.000336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10999" calcext:value-type="float">
            <text:p>0.1010999</text:p>
          </table:table-cell>
          <table:table-cell office:value-type="float" office:value="0.0003369996" calcext:value-type="float">
            <text:p>0.00033699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9909992" calcext:value-type="float">
            <text:p>0.09909992</text:p>
          </table:table-cell>
          <table:table-cell office:value-type="float" office:value="0.0003303331" calcext:value-type="float">
            <text:p>0.00033033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9829994" calcext:value-type="float">
            <text:p>0.09829994</text:p>
          </table:table-cell>
          <table:table-cell office:value-type="float" office:value="0.0003276665" calcext:value-type="float">
            <text:p>0.00032766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9819988" calcext:value-type="float">
            <text:p>0.09819988</text:p>
          </table:table-cell>
          <table:table-cell office:value-type="float" office:value="0.0003273329" calcext:value-type="float">
            <text:p>0.00032733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9650006" calcext:value-type="float">
            <text:p>0.09650006</text:p>
          </table:table-cell>
          <table:table-cell office:value-type="float" office:value="0.0003216669" calcext:value-type="float">
            <text:p>0.000321666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919" calcext:value-type="float">
            <text:p>0.0919</text:p>
          </table:table-cell>
          <table:table-cell office:value-type="float" office:value="0.0003063333" calcext:value-type="float">
            <text:p>0.000306333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9180002" calcext:value-type="float">
            <text:p>0.09180002</text:p>
          </table:table-cell>
          <table:table-cell office:value-type="float" office:value="0.0003060001" calcext:value-type="float">
            <text:p>0.000306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9159998" calcext:value-type="float">
            <text:p>0.09159998</text:p>
          </table:table-cell>
          <table:table-cell office:value-type="float" office:value="0.0003053333" calcext:value-type="float">
            <text:p>0.0003053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990005" calcext:value-type="float">
            <text:p>0.08990005</text:p>
          </table:table-cell>
          <table:table-cell office:value-type="float" office:value="0.0002996668" calcext:value-type="float">
            <text:p>0.000299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8950012" calcext:value-type="float">
            <text:p>0.08950012</text:p>
          </table:table-cell>
          <table:table-cell office:value-type="float" office:value="0.0002983337" calcext:value-type="float">
            <text:p>0.000298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929997" calcext:value-type="float">
            <text:p>0.08929997</text:p>
          </table:table-cell>
          <table:table-cell office:value-type="float" office:value="0.0002976666" calcext:value-type="float">
            <text:p>0.000297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929998" calcext:value-type="float">
            <text:p>0.08929998</text:p>
          </table:table-cell>
          <table:table-cell office:value-type="float" office:value="0.0002976666" calcext:value-type="float">
            <text:p>0.000297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879997" calcext:value-type="float">
            <text:p>0.08879997</text:p>
          </table:table-cell>
          <table:table-cell office:value-type="float" office:value="0.0002959999" calcext:value-type="float">
            <text:p>0.000295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883" calcext:value-type="float">
            <text:p>0.0883</text:p>
          </table:table-cell>
          <table:table-cell office:value-type="float" office:value="0.0002943333" calcext:value-type="float">
            <text:p>0.0002943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680003" calcext:value-type="float">
            <text:p>0.08680003</text:p>
          </table:table-cell>
          <table:table-cell office:value-type="float" office:value="0.0002893334" calcext:value-type="float">
            <text:p>0.0002893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46" calcext:value-type="float">
            <text:p>0.084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8440007" calcext:value-type="float">
            <text:p>0.08440007</text:p>
          </table:table-cell>
          <table:table-cell office:value-type="float" office:value="0.0002813336" calcext:value-type="float">
            <text:p>0.000281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843005" calcext:value-type="float">
            <text:p>0.0843005</text:p>
          </table:table-cell>
          <table:table-cell office:value-type="float" office:value="0.0002810016" calcext:value-type="float">
            <text:p>0.000281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360003" calcext:value-type="float">
            <text:p>0.08360003</text:p>
          </table:table-cell>
          <table:table-cell office:value-type="float" office:value="0.0002786668" calcext:value-type="float">
            <text:p>0.000278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8240009" calcext:value-type="float">
            <text:p>0.08240009</text:p>
          </table:table-cell>
          <table:table-cell office:value-type="float" office:value="0.000274667" calcext:value-type="float">
            <text:p>0.000274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200002" calcext:value-type="float">
            <text:p>0.08200002</text:p>
          </table:table-cell>
          <table:table-cell office:value-type="float" office:value="0.0002733334" calcext:value-type="float">
            <text:p>0.0002733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140011" calcext:value-type="float">
            <text:p>0.08140011</text:p>
          </table:table-cell>
          <table:table-cell office:value-type="float" office:value="0.0002713337" calcext:value-type="float">
            <text:p>0.000271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12001" calcext:value-type="float">
            <text:p>0.0812001</text:p>
          </table:table-cell>
          <table:table-cell office:value-type="float" office:value="0.000270667" calcext:value-type="float">
            <text:p>0.000270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8050012" calcext:value-type="float">
            <text:p>0.08050012</text:p>
          </table:table-cell>
          <table:table-cell office:value-type="float" office:value="0.0002683337" calcext:value-type="float">
            <text:p>0.000268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020005" calcext:value-type="float">
            <text:p>0.08020005</text:p>
          </table:table-cell>
          <table:table-cell office:value-type="float" office:value="0.0002673335" calcext:value-type="float">
            <text:p>0.000267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95001" calcext:value-type="float">
            <text:p>0.0795001</text:p>
          </table:table-cell>
          <table:table-cell office:value-type="float" office:value="0.0002650003" calcext:value-type="float">
            <text:p>0.000265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/>
          <table:table-cell office:value-type="float" office:value="0.07890004" calcext:value-type="float">
            <text:p>0.07890004</text:p>
          </table:table-cell>
          <table:table-cell office:value-type="float" office:value="0.0002630001" calcext:value-type="float">
            <text:p>0.000263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850008" calcext:value-type="float">
            <text:p>0.07850008</text:p>
          </table:table-cell>
          <table:table-cell office:value-type="float" office:value="0.000261667" calcext:value-type="float">
            <text:p>0.000261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7750013" calcext:value-type="float">
            <text:p>0.07750013</text:p>
          </table:table-cell>
          <table:table-cell office:value-type="float" office:value="0.0002583337" calcext:value-type="float">
            <text:p>0.000258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490014" calcext:value-type="float">
            <text:p>0.07490014</text:p>
          </table:table-cell>
          <table:table-cell office:value-type="float" office:value="0.0002496671" calcext:value-type="float">
            <text:p>0.000249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210013" calcext:value-type="float">
            <text:p>0.07210013</text:p>
          </table:table-cell>
          <table:table-cell office:value-type="float" office:value="0.0002403338" calcext:value-type="float">
            <text:p>0.000240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07200008" calcext:value-type="float">
            <text:p>0.07200008</text:p>
          </table:table-cell>
          <table:table-cell office:value-type="float" office:value="0.0002400003" calcext:value-type="float">
            <text:p>0.000240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160009" calcext:value-type="float">
            <text:p>0.07160009</text:p>
          </table:table-cell>
          <table:table-cell office:value-type="float" office:value="0.000238667" calcext:value-type="float">
            <text:p>0.000238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150009" calcext:value-type="float">
            <text:p>0.07150009</text:p>
          </table:table-cell>
          <table:table-cell office:value-type="float" office:value="0.0002383336" calcext:value-type="float">
            <text:p>0.000238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110009" calcext:value-type="float">
            <text:p>0.07110009</text:p>
          </table:table-cell>
          <table:table-cell office:value-type="float" office:value="0.0002370003" calcext:value-type="float">
            <text:p>0.000237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050008" calcext:value-type="float">
            <text:p>0.07050008</text:p>
          </table:table-cell>
          <table:table-cell office:value-type="float" office:value="0.0002350002" calcext:value-type="float">
            <text:p>0.000235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6900001" calcext:value-type="float">
            <text:p>0.0690000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820007" calcext:value-type="float">
            <text:p>0.06820007</text:p>
          </table:table-cell>
          <table:table-cell office:value-type="float" office:value="0.0002273336" calcext:value-type="float">
            <text:p>0.000227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/>
          <table:table-cell office:value-type="float" office:value="0.0669001" calcext:value-type="float">
            <text:p>0.0669001</text:p>
          </table:table-cell>
          <table:table-cell office:value-type="float" office:value="0.0002230003" calcext:value-type="float">
            <text:p>0.000223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670007" calcext:value-type="float">
            <text:p>0.06670007</text:p>
          </table:table-cell>
          <table:table-cell office:value-type="float" office:value="0.0002223336" calcext:value-type="float">
            <text:p>0.000222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630055" calcext:value-type="float">
            <text:p>0.06630055</text:p>
          </table:table-cell>
          <table:table-cell office:value-type="float" office:value="0.0002210018" calcext:value-type="float">
            <text:p>0.000221001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630003" calcext:value-type="float">
            <text:p>0.06630003</text:p>
          </table:table-cell>
          <table:table-cell office:value-type="float" office:value="0.0002210001" calcext:value-type="float">
            <text:p>0.00022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510001" calcext:value-type="float">
            <text:p>0.06510001</text:p>
          </table:table-cell>
          <table:table-cell office:value-type="float" office:value="0.0002170001" calcext:value-type="float">
            <text:p>0.000217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6500001" calcext:value-type="float">
            <text:p>0.06500001</text:p>
          </table:table-cell>
          <table:table-cell office:value-type="float" office:value="0.0002166667" calcext:value-type="float">
            <text:p>0.000216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470001" calcext:value-type="float">
            <text:p>0.06470001</text:p>
          </table:table-cell>
          <table:table-cell office:value-type="float" office:value="0.0002156667" calcext:value-type="float">
            <text:p>0.000215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410006" calcext:value-type="float">
            <text:p>0.06410006</text:p>
          </table:table-cell>
          <table:table-cell office:value-type="float" office:value="0.0002136669" calcext:value-type="float">
            <text:p>0.000213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390003" calcext:value-type="float">
            <text:p>0.06390003</text:p>
          </table:table-cell>
          <table:table-cell office:value-type="float" office:value="0.0002130001" calcext:value-type="float">
            <text:p>0.000213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6390001" calcext:value-type="float">
            <text:p>0.06390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330003" calcext:value-type="float">
            <text:p>0.06330003</text:p>
          </table:table-cell>
          <table:table-cell office:value-type="float" office:value="0.0002110001" calcext:value-type="float">
            <text:p>0.00021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6290001" calcext:value-type="float">
            <text:p>0.06290001</text:p>
          </table:table-cell>
          <table:table-cell office:value-type="float" office:value="0.0002096667" calcext:value-type="float">
            <text:p>0.0002096667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627" calcext:value-type="float">
            <text:p>0.062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239999" calcext:value-type="float">
            <text:p>0.0623999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6239998" calcext:value-type="float">
            <text:p>0.06239998</text:p>
          </table:table-cell>
          <table:table-cell office:value-type="float" office:value="0.0002079999" calcext:value-type="float">
            <text:p>0.000207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160007" calcext:value-type="float">
            <text:p>0.06160007</text:p>
          </table:table-cell>
          <table:table-cell office:value-type="float" office:value="0.0002053336" calcext:value-type="float">
            <text:p>0.0002053336</text:p>
          </table:table-cell>
          <table:table-cell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1" calcext:value-type="float">
            <text:p>0.061</text:p>
          </table:table-cell>
          <table:table-cell office:value-type="float" office:value="0.0002033333" calcext:value-type="float">
            <text:p>0.000203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059998" calcext:value-type="float">
            <text:p>0.06059998</text:p>
          </table:table-cell>
          <table:table-cell office:value-type="float" office:value="0.0002019999" calcext:value-type="float">
            <text:p>0.000201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93" calcext:value-type="float">
            <text:p>0.0593</text:p>
          </table:table-cell>
          <table:table-cell office:value-type="float" office:value="0.0001976667" calcext:value-type="float">
            <text:p>0.000197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920002" calcext:value-type="float">
            <text:p>0.05920002</text:p>
          </table:table-cell>
          <table:table-cell office:value-type="float" office:value="0.0001973334" calcext:value-type="float">
            <text:p>0.00019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909999" calcext:value-type="float">
            <text:p>0.05909999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589" calcext:value-type="float">
            <text:p>0.0589</text:p>
          </table:table-cell>
          <table:table-cell office:value-type="float" office:value="0.0001963333" calcext:value-type="float">
            <text:p>0.000196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820002" calcext:value-type="float">
            <text:p>0.05820002</text:p>
          </table:table-cell>
          <table:table-cell office:value-type="float" office:value="0.0001940001" calcext:value-type="float">
            <text:p>0.00019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0194" calcext:value-type="float">
            <text:p>0.000194</text:p>
          </table:table-cell>
          <table:table-cell table:number-columns-repeated="2"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577" calcext:value-type="float">
            <text:p>0.0577</text:p>
          </table:table-cell>
          <table:table-cell office:value-type="float" office:value="0.0001923333" calcext:value-type="float">
            <text:p>0.0001923333</text:p>
          </table:table-cell>
          <table:table-cell table:number-columns-repeated="2" office:value-type="float" office:value="0.0577" calcext:value-type="float">
            <text:p>0.0577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760002" calcext:value-type="float">
            <text:p>0.05760002</text:p>
          </table:table-cell>
          <table:table-cell office:value-type="float" office:value="0.0001920001" calcext:value-type="float">
            <text:p>0.000192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709999" calcext:value-type="float">
            <text:p>0.05709999</text:p>
          </table:table-cell>
          <table:table-cell office:value-type="float" office:value="0.0001903333" calcext:value-type="float">
            <text:p>0.000190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690014" calcext:value-type="float">
            <text:p>0.05690014</text:p>
          </table:table-cell>
          <table:table-cell office:value-type="float" office:value="0.0001896671" calcext:value-type="float">
            <text:p>0.0001896671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68" calcext:value-type="float">
            <text:p>0.0568</text:p>
          </table:table-cell>
          <table:table-cell office:value-type="float" office:value="0.0001893334" calcext:value-type="float">
            <text:p>0.000189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568" calcext:value-type="float">
            <text:p>0.0568</text:p>
          </table:table-cell>
          <table:table-cell office:value-type="float" office:value="0.0001893333" calcext:value-type="float">
            <text:p>0.000189333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660004" calcext:value-type="float">
            <text:p>0.05660004</text:p>
          </table:table-cell>
          <table:table-cell office:value-type="float" office:value="0.0001886668" calcext:value-type="float">
            <text:p>0.000188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659998" calcext:value-type="float">
            <text:p>0.05659998</text:p>
          </table:table-cell>
          <table:table-cell office:value-type="float" office:value="0.0001886666" calcext:value-type="float">
            <text:p>0.000188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650001" calcext:value-type="float">
            <text:p>0.05650001</text:p>
          </table:table-cell>
          <table:table-cell office:value-type="float" office:value="0.0001883334" calcext:value-type="float">
            <text:p>0.000188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620001" calcext:value-type="float">
            <text:p>0.05620001</text:p>
          </table:table-cell>
          <table:table-cell office:value-type="float" office:value="0.0001873334" calcext:value-type="float">
            <text:p>0.00018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520004" calcext:value-type="float">
            <text:p>0.05520004</text:p>
          </table:table-cell>
          <table:table-cell office:value-type="float" office:value="0.0001840001" calcext:value-type="float">
            <text:p>0.000184000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520003" calcext:value-type="float">
            <text:p>0.05520003</text:p>
          </table:table-cell>
          <table:table-cell office:value-type="float" office:value="0.0001840001" calcext:value-type="float">
            <text:p>0.00018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440002" calcext:value-type="float">
            <text:p>0.05440002</text:p>
          </table:table-cell>
          <table:table-cell office:value-type="float" office:value="0.0001813334" calcext:value-type="float">
            <text:p>0.00018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44" calcext:value-type="float">
            <text:p>0.0544</text:p>
          </table:table-cell>
          <table:table-cell office:value-type="float" office:value="0.0001813333" calcext:value-type="float">
            <text:p>0.000181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360002" calcext:value-type="float">
            <text:p>0.05360002</text:p>
          </table:table-cell>
          <table:table-cell office:value-type="float" office:value="0.0001786667" calcext:value-type="float">
            <text:p>0.00017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5320013" calcext:value-type="float">
            <text:p>0.05320013</text:p>
          </table:table-cell>
          <table:table-cell office:value-type="float" office:value="0.0001773338" calcext:value-type="float">
            <text:p>0.000177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310002" calcext:value-type="float">
            <text:p>0.05310002</text:p>
          </table:table-cell>
          <table:table-cell office:value-type="float" office:value="0.0001770001" calcext:value-type="float">
            <text:p>0.000177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210002" calcext:value-type="float">
            <text:p>0.05210002</text:p>
          </table:table-cell>
          <table:table-cell office:value-type="float" office:value="0.0001736667" calcext:value-type="float">
            <text:p>0.000173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150004" calcext:value-type="float">
            <text:p>0.05150004</text:p>
          </table:table-cell>
          <table:table-cell office:value-type="float" office:value="0.0001716668" calcext:value-type="float">
            <text:p>0.00017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5140003" calcext:value-type="float">
            <text:p>0.05140003</text:p>
          </table:table-cell>
          <table:table-cell office:value-type="float" office:value="0.0001713334" calcext:value-type="float">
            <text:p>0.00017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990009" calcext:value-type="float">
            <text:p>0.04990009</text:p>
          </table:table-cell>
          <table:table-cell office:value-type="float" office:value="0.0001663336" calcext:value-type="float">
            <text:p>0.000166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920007" calcext:value-type="float">
            <text:p>0.04920007</text:p>
          </table:table-cell>
          <table:table-cell office:value-type="float" office:value="0.0001640002" calcext:value-type="float">
            <text:p>0.000164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870002" calcext:value-type="float">
            <text:p>0.04870002</text:p>
          </table:table-cell>
          <table:table-cell office:value-type="float" office:value="0.0001623334" calcext:value-type="float">
            <text:p>0.00016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830022" calcext:value-type="float">
            <text:p>0.04830022</text:p>
          </table:table-cell>
          <table:table-cell office:value-type="float" office:value="0.0001610007" calcext:value-type="float">
            <text:p>0.0001610007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720004" calcext:value-type="float">
            <text:p>0.04720004</text:p>
          </table:table-cell>
          <table:table-cell office:value-type="float" office:value="0.0001573335" calcext:value-type="float">
            <text:p>0.000157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630002" calcext:value-type="float">
            <text:p>0.04630002</text:p>
          </table:table-cell>
          <table:table-cell office:value-type="float" office:value="0.0001543334" calcext:value-type="float">
            <text:p>0.000154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600003" calcext:value-type="float">
            <text:p>0.04600003</text:p>
          </table:table-cell>
          <table:table-cell office:value-type="float" office:value="0.0001533334" calcext:value-type="float">
            <text:p>0.000153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458" calcext:value-type="float">
            <text:p>0.0458</text:p>
          </table:table-cell>
          <table:table-cell office:value-type="float" office:value="0.0001526667" calcext:value-type="float">
            <text:p>0.000152666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570001" calcext:value-type="float">
            <text:p>0.04570001</text:p>
          </table:table-cell>
          <table:table-cell office:value-type="float" office:value="0.0001523334" calcext:value-type="float">
            <text:p>0.00015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540003" calcext:value-type="float">
            <text:p>0.04540003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420006" calcext:value-type="float">
            <text:p>0.04420006</text:p>
          </table:table-cell>
          <table:table-cell office:value-type="float" office:value="0.0001473335" calcext:value-type="float">
            <text:p>0.000147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420004" calcext:value-type="float">
            <text:p>0.04420004</text:p>
          </table:table-cell>
          <table:table-cell office:value-type="float" office:value="0.0001473335" calcext:value-type="float">
            <text:p>0.000147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400005" calcext:value-type="float">
            <text:p>0.04400005</text:p>
          </table:table-cell>
          <table:table-cell office:value-type="float" office:value="0.0001466668" calcext:value-type="float">
            <text:p>0.000146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380003" calcext:value-type="float">
            <text:p>0.04380003</text:p>
          </table:table-cell>
          <table:table-cell office:value-type="float" office:value="0.0001460001" calcext:value-type="float">
            <text:p>0.00014600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270004" calcext:value-type="float">
            <text:p>0.04270004</text:p>
          </table:table-cell>
          <table:table-cell office:value-type="float" office:value="0.0001423335" calcext:value-type="float">
            <text:p>0.000142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270003" calcext:value-type="float">
            <text:p>0.04270003</text:p>
          </table:table-cell>
          <table:table-cell office:value-type="float" office:value="0.0001423334" calcext:value-type="float">
            <text:p>0.00014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04180004" calcext:value-type="float">
            <text:p>0.04180004</text:p>
          </table:table-cell>
          <table:table-cell office:value-type="float" office:value="0.0001393335" calcext:value-type="float">
            <text:p>0.000139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404" calcext:value-type="float">
            <text:p>0.0404</text:p>
          </table:table-cell>
          <table:table-cell office:value-type="float" office:value="0.0001346667" calcext:value-type="float">
            <text:p>0.000134666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4020002" calcext:value-type="float">
            <text:p>0.04020002</text:p>
          </table:table-cell>
          <table:table-cell office:value-type="float" office:value="0.0001340001" calcext:value-type="float">
            <text:p>0.00013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990003" calcext:value-type="float">
            <text:p>0.03990003</text:p>
          </table:table-cell>
          <table:table-cell office:value-type="float" office:value="0.0001330001" calcext:value-type="float">
            <text:p>0.000133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3950004" calcext:value-type="float">
            <text:p>0.03950004</text:p>
          </table:table-cell>
          <table:table-cell office:value-type="float" office:value="0.0001316668" calcext:value-type="float">
            <text:p>0.00013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384" calcext:value-type="float">
            <text:p>0.038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3809997" calcext:value-type="float">
            <text:p>0.03809997</text:p>
          </table:table-cell>
          <table:table-cell office:value-type="float" office:value="0.0001269999" calcext:value-type="float">
            <text:p>0.000126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770002" calcext:value-type="float">
            <text:p>0.03770002</text:p>
          </table:table-cell>
          <table:table-cell office:value-type="float" office:value="0.0001256667" calcext:value-type="float">
            <text:p>0.0001256667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650004" calcext:value-type="float">
            <text:p>0.03650004</text:p>
          </table:table-cell>
          <table:table-cell office:value-type="float" office:value="0.0001216668" calcext:value-type="float">
            <text:p>0.0001216668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610003" calcext:value-type="float">
            <text:p>0.03610003</text:p>
          </table:table-cell>
          <table:table-cell office:value-type="float" office:value="0.0001203334" calcext:value-type="float">
            <text:p>0.000120333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510003" calcext:value-type="float">
            <text:p>0.03510003</text:p>
          </table:table-cell>
          <table:table-cell office:value-type="float" office:value="0.0001170001" calcext:value-type="float">
            <text:p>0.0001170001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351" calcext:value-type="float">
            <text:p>0.035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346" calcext:value-type="float">
            <text:p>0.0346</text:p>
          </table:table-cell>
          <table:table-cell office:value-type="float" office:value="0.0001153333" calcext:value-type="float">
            <text:p>0.000115333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001133333" calcext:value-type="float">
            <text:p>0.000113333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01116667" calcext:value-type="float">
            <text:p>0.0001116667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329999" calcext:value-type="float">
            <text:p>0.0332999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3259998" calcext:value-type="float">
            <text:p>0.03259998</text:p>
          </table:table-cell>
          <table:table-cell office:value-type="float" office:value="0.0001086666" calcext:value-type="float">
            <text:p>0.000108666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3259998" calcext:value-type="float">
            <text:p>0.03259998</text:p>
          </table:table-cell>
          <table:table-cell office:value-type="float" office:value="0.0001086666" calcext:value-type="float">
            <text:p>0.000108666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119996" calcext:value-type="float">
            <text:p>0.03119996</text:p>
          </table:table-cell>
          <table:table-cell office:value-type="float" office:value="0.0001039999" calcext:value-type="float">
            <text:p>0.0001039999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089996" calcext:value-type="float">
            <text:p>0.03089996</text:p>
          </table:table-cell>
          <table:table-cell office:value-type="float" office:value="0.0001029999" calcext:value-type="float">
            <text:p>0.000102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079996" calcext:value-type="float">
            <text:p>0.03079996</text:p>
          </table:table-cell>
          <table:table-cell office:value-type="float" office:value="0.0001026665" calcext:value-type="float">
            <text:p>0.000102666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3059996" calcext:value-type="float">
            <text:p>0.03059996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0001016667" calcext:value-type="float">
            <text:p>0.000101666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302" calcext:value-type="float">
            <text:p>0.0302</text:p>
          </table:table-cell>
          <table:table-cell office:value-type="float" office:value="0.0001006667" calcext:value-type="float">
            <text:p>0.000100666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01003333" calcext:value-type="float">
            <text:p>0.00010033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009996" calcext:value-type="float">
            <text:p>0.03009996</text:p>
          </table:table-cell>
          <table:table-cell office:value-type="float" office:value="0.0001003332" calcext:value-type="float">
            <text:p>0.000100333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92" calcext:value-type="float">
            <text:p>0.0292</text:p>
          </table:table-cell>
          <table:table-cell office:value-type="float" office:value="0.00009733333" calcext:value-type="float">
            <text:p>9.733333E-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86" calcext:value-type="float">
            <text:p>0.0286</text:p>
          </table:table-cell>
          <table:table-cell office:value-type="float" office:value="0.00009533333" calcext:value-type="float">
            <text:p>9.533333E-0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859996" calcext:value-type="float">
            <text:p>0.02859996</text:p>
          </table:table-cell>
          <table:table-cell office:value-type="float" office:value="0.00009533321" calcext:value-type="float">
            <text:p>9.5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829996" calcext:value-type="float">
            <text:p>0.02829996</text:p>
          </table:table-cell>
          <table:table-cell office:value-type="float" office:value="0.00009433321" calcext:value-type="float">
            <text:p>9.4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789997" calcext:value-type="float">
            <text:p>0.02789997</text:p>
          </table:table-cell>
          <table:table-cell office:value-type="float" office:value="0.0000929999" calcext:value-type="float">
            <text:p>9.2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759997" calcext:value-type="float">
            <text:p>0.02759997</text:p>
          </table:table-cell>
          <table:table-cell office:value-type="float" office:value="0.0000919999" calcext:value-type="float">
            <text:p>9.1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729996" calcext:value-type="float">
            <text:p>0.02729996</text:p>
          </table:table-cell>
          <table:table-cell office:value-type="float" office:value="0.00009099989" calcext:value-type="float">
            <text:p>9.0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719996" calcext:value-type="float">
            <text:p>0.02719996</text:p>
          </table:table-cell>
          <table:table-cell office:value-type="float" office:value="0.00009066654" calcext:value-type="float">
            <text:p>9.0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/>
          <table:table-cell office:value-type="float" office:value="0.02679996" calcext:value-type="float">
            <text:p>0.02679996</text:p>
          </table:table-cell>
          <table:table-cell office:value-type="float" office:value="0.00008933321" calcext:value-type="float">
            <text:p>8.9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659996" calcext:value-type="float">
            <text:p>0.02659996</text:p>
          </table:table-cell>
          <table:table-cell office:value-type="float" office:value="0.00008866654" calcext:value-type="float">
            <text:p>8.8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639998" calcext:value-type="float">
            <text:p>0.02639998</text:p>
          </table:table-cell>
          <table:table-cell office:value-type="float" office:value="0.00008799993" calcext:value-type="float">
            <text:p>8.7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63" calcext:value-type="float">
            <text:p>0.0263</text:p>
          </table:table-cell>
          <table:table-cell office:value-type="float" office:value="0.00008766667" calcext:value-type="float">
            <text:p>8.766667E-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629996" calcext:value-type="float">
            <text:p>0.02629996</text:p>
          </table:table-cell>
          <table:table-cell office:value-type="float" office:value="0.00008766655" calcext:value-type="float">
            <text:p>8.7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529997" calcext:value-type="float">
            <text:p>0.02529997</text:p>
          </table:table-cell>
          <table:table-cell office:value-type="float" office:value="0.00008433323" calcext:value-type="float">
            <text:p>8.4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529997" calcext:value-type="float">
            <text:p>0.02529997</text:p>
          </table:table-cell>
          <table:table-cell office:value-type="float" office:value="0.00008433322" calcext:value-type="float">
            <text:p>8.4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0008333333" calcext:value-type="float">
            <text:p>8.333333E-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489997" calcext:value-type="float">
            <text:p>0.02489997</text:p>
          </table:table-cell>
          <table:table-cell office:value-type="float" office:value="0.00008299989" calcext:value-type="float">
            <text:p>8.2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2439998" calcext:value-type="float">
            <text:p>0.02439998</text:p>
          </table:table-cell>
          <table:table-cell office:value-type="float" office:value="0.00008133327" calcext:value-type="float">
            <text:p>8.1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439997" calcext:value-type="float">
            <text:p>0.02439997</text:p>
          </table:table-cell>
          <table:table-cell office:value-type="float" office:value="0.00008133322" calcext:value-type="float">
            <text:p>8.1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2429997" calcext:value-type="float">
            <text:p>0.02429997</text:p>
          </table:table-cell>
          <table:table-cell office:value-type="float" office:value="0.0000809999" calcext:value-type="float">
            <text:p>8.0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419997" calcext:value-type="float">
            <text:p>0.02419997</text:p>
          </table:table-cell>
          <table:table-cell office:value-type="float" office:value="0.00008066656" calcext:value-type="float">
            <text:p>8.0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399997" calcext:value-type="float">
            <text:p>0.02399997</text:p>
          </table:table-cell>
          <table:table-cell office:value-type="float" office:value="0.0000799999" calcext:value-type="float">
            <text:p>7.9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0.02399997" calcext:value-type="float">
            <text:p>0.02399997</text:p>
          </table:table-cell>
          <table:table-cell office:value-type="float" office:value="0.0000799999" calcext:value-type="float">
            <text:p>7.9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349997" calcext:value-type="float">
            <text:p>0.02349997</text:p>
          </table:table-cell>
          <table:table-cell office:value-type="float" office:value="0.00007833324" calcext:value-type="float">
            <text:p>7.8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329997" calcext:value-type="float">
            <text:p>0.02329997</text:p>
          </table:table-cell>
          <table:table-cell office:value-type="float" office:value="0.00007766657" calcext:value-type="float">
            <text:p>7.7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299997" calcext:value-type="float">
            <text:p>0.02299997</text:p>
          </table:table-cell>
          <table:table-cell office:value-type="float" office:value="0.00007666657" calcext:value-type="float">
            <text:p>7.6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289997" calcext:value-type="float">
            <text:p>0.02289997</text:p>
          </table:table-cell>
          <table:table-cell office:value-type="float" office:value="0.00007633324" calcext:value-type="float">
            <text:p>7.6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249997" calcext:value-type="float">
            <text:p>0.02249997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179997" calcext:value-type="float">
            <text:p>0.02179997</text:p>
          </table:table-cell>
          <table:table-cell office:value-type="float" office:value="0.00007266657" calcext:value-type="float">
            <text:p>7.2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14" calcext:value-type="float">
            <text:p>0.0214</text:p>
          </table:table-cell>
          <table:table-cell office:value-type="float" office:value="0.00007133333" calcext:value-type="float">
            <text:p>7.133333E-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2139997" calcext:value-type="float">
            <text:p>0.02139997</text:p>
          </table:table-cell>
          <table:table-cell office:value-type="float" office:value="0.00007133324" calcext:value-type="float">
            <text:p>7.1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139997" calcext:value-type="float">
            <text:p>0.02139997</text:p>
          </table:table-cell>
          <table:table-cell office:value-type="float" office:value="0.00007133324" calcext:value-type="float">
            <text:p>7.1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139997" calcext:value-type="float">
            <text:p>0.02139997</text:p>
          </table:table-cell>
          <table:table-cell office:value-type="float" office:value="0.00007133324" calcext:value-type="float">
            <text:p>7.1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2129997" calcext:value-type="float">
            <text:p>0.02129997</text:p>
          </table:table-cell>
          <table:table-cell office:value-type="float" office:value="0.00007099991" calcext:value-type="float">
            <text:p>7.0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089997" calcext:value-type="float">
            <text:p>0.02089997</text:p>
          </table:table-cell>
          <table:table-cell office:value-type="float" office:value="0.00006966658" calcext:value-type="float">
            <text:p>6.9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2089997" calcext:value-type="float">
            <text:p>0.02089997</text:p>
          </table:table-cell>
          <table:table-cell office:value-type="float" office:value="0.00006966658" calcext:value-type="float">
            <text:p>6.9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07" calcext:value-type="float">
            <text:p>0.0207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989998" calcext:value-type="float">
            <text:p>0.01989998</text:p>
          </table:table-cell>
          <table:table-cell office:value-type="float" office:value="0.00006633325" calcext:value-type="float">
            <text:p>6.6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006499999" calcext:value-type="float">
            <text:p>6.499999E-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929998" calcext:value-type="float">
            <text:p>0.01929998</text:p>
          </table:table-cell>
          <table:table-cell office:value-type="float" office:value="0.00006433325" calcext:value-type="float">
            <text:p>6.4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919998" calcext:value-type="float">
            <text:p>0.01919998</text:p>
          </table:table-cell>
          <table:table-cell office:value-type="float" office:value="0.00006399992" calcext:value-type="float">
            <text:p>6.3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1919998" calcext:value-type="float">
            <text:p>0.01919998</text:p>
          </table:table-cell>
          <table:table-cell office:value-type="float" office:value="0.00006399992" calcext:value-type="float">
            <text:p>6.3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91" calcext:value-type="float">
            <text:p>0.0191</text:p>
          </table:table-cell>
          <table:table-cell office:value-type="float" office:value="0.00006366667" calcext:value-type="float">
            <text:p>6.36666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899998" calcext:value-type="float">
            <text:p>0.01899998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899998" calcext:value-type="float">
            <text:p>0.01899998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86" calcext:value-type="float">
            <text:p>0.018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86" calcext:value-type="float">
            <text:p>0.0186</text:p>
          </table:table-cell>
          <table:table-cell office:value-type="float" office:value="0.00006199999" calcext:value-type="float">
            <text:p>6.199999E-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859998" calcext:value-type="float">
            <text:p>0.01859998</text:p>
          </table:table-cell>
          <table:table-cell office:value-type="float" office:value="0.00006199993" calcext:value-type="float">
            <text:p>6.1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839998" calcext:value-type="float">
            <text:p>0.01839998</text:p>
          </table:table-cell>
          <table:table-cell office:value-type="float" office:value="0.00006133326" calcext:value-type="float">
            <text:p>6.1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01809998" calcext:value-type="float">
            <text:p>0.01809998</text:p>
          </table:table-cell>
          <table:table-cell office:value-type="float" office:value="0.00006033326" calcext:value-type="float">
            <text:p>6.0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789998" calcext:value-type="float">
            <text:p>0.01789998</text:p>
          </table:table-cell>
          <table:table-cell office:value-type="float" office:value="0.0000596666" calcext:value-type="float">
            <text:p>5.9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779998" calcext:value-type="float">
            <text:p>0.01779998</text:p>
          </table:table-cell>
          <table:table-cell office:value-type="float" office:value="0.00005933326" calcext:value-type="float">
            <text:p>5.9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739998" calcext:value-type="float">
            <text:p>0.01739998</text:p>
          </table:table-cell>
          <table:table-cell office:value-type="float" office:value="0.00005799993" calcext:value-type="float">
            <text:p>5.7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719998" calcext:value-type="float">
            <text:p>0.01719998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669998" calcext:value-type="float">
            <text:p>0.01669998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669998" calcext:value-type="float">
            <text:p>0.01669998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/>
          <table:table-cell office:value-type="float" office:value="0.01659998" calcext:value-type="float">
            <text:p>0.01659998</text:p>
          </table:table-cell>
          <table:table-cell office:value-type="float" office:value="0.00005533327" calcext:value-type="float">
            <text:p>5.5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649999" calcext:value-type="float">
            <text:p>0.01649999</text:p>
          </table:table-cell>
          <table:table-cell office:value-type="float" office:value="0.00005499996" calcext:value-type="float">
            <text:p>5.49999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649998" calcext:value-type="float">
            <text:p>0.01649998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62" calcext:value-type="float">
            <text:p>0.0162</text:p>
          </table:table-cell>
          <table:table-cell office:value-type="float" office:value="0.000054" calcext:value-type="float">
            <text:p>5.4E-05</text:p>
          </table:table-cell>
          <table:table-cell table:number-columns-repeated="2"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619998" calcext:value-type="float">
            <text:p>0.01619998</text:p>
          </table:table-cell>
          <table:table-cell office:value-type="float" office:value="0.00005399994" calcext:value-type="float">
            <text:p>5.3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549998" calcext:value-type="float">
            <text:p>0.01549998</text:p>
          </table:table-cell>
          <table:table-cell office:value-type="float" office:value="0.00005166661" calcext:value-type="float">
            <text:p>5.1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1539998" calcext:value-type="float">
            <text:p>0.01539998</text:p>
          </table:table-cell>
          <table:table-cell office:value-type="float" office:value="0.00005133328" calcext:value-type="float">
            <text:p>5.1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539998" calcext:value-type="float">
            <text:p>0.01539998</text:p>
          </table:table-cell>
          <table:table-cell office:value-type="float" office:value="0.00005133327" calcext:value-type="float">
            <text:p>5.1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519998" calcext:value-type="float">
            <text:p>0.01519998</text:p>
          </table:table-cell>
          <table:table-cell office:value-type="float" office:value="0.00005066661" calcext:value-type="float">
            <text:p>5.0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509998" calcext:value-type="float">
            <text:p>0.01509998</text:p>
          </table:table-cell>
          <table:table-cell office:value-type="float" office:value="0.00005033327" calcext:value-type="float">
            <text:p>5.0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499998" calcext:value-type="float">
            <text:p>0.01499998</text:p>
          </table:table-cell>
          <table:table-cell office:value-type="float" office:value="0.00004999994" calcext:value-type="float">
            <text:p>4.9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499998" calcext:value-type="float">
            <text:p>0.01499998</text:p>
          </table:table-cell>
          <table:table-cell office:value-type="float" office:value="0.00004999994" calcext:value-type="float">
            <text:p>4.9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459998" calcext:value-type="float">
            <text:p>0.01459998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45" calcext:value-type="float">
            <text:p>0.0145</text:p>
          </table:table-cell>
          <table:table-cell office:value-type="float" office:value="0.00004833333" calcext:value-type="float">
            <text:p>4.833333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37" calcext:value-type="float">
            <text:p>0.0137</text:p>
          </table:table-cell>
          <table:table-cell office:value-type="float" office:value="0.00004566667" calcext:value-type="float">
            <text:p>4.566667E-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PhysX.ScScene.updateBodiesAndShap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37" calcext:value-type="float">
            <text:p>0.0137</text:p>
          </table:table-cell>
          <table:table-cell office:value-type="float" office:value="0.00004566666" calcext:value-type="float">
            <text:p>4.566666E-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1369999" calcext:value-type="float">
            <text:p>0.01369999</text:p>
          </table:table-cell>
          <table:table-cell office:value-type="float" office:value="0.00004566662" calcext:value-type="float">
            <text:p>4.5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36" calcext:value-type="float">
            <text:p>0.0136</text:p>
          </table:table-cell>
          <table:table-cell office:value-type="float" office:value="0.00004533333" calcext:value-type="float">
            <text:p>4.533333E-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1349999" calcext:value-type="float">
            <text:p>0.01349999</text:p>
          </table:table-cell>
          <table:table-cell office:value-type="float" office:value="0.00004499995" calcext:value-type="float">
            <text:p>4.4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329999" calcext:value-type="float">
            <text:p>0.01329999</text:p>
          </table:table-cell>
          <table:table-cell office:value-type="float" office:value="0.00004433329" calcext:value-type="float">
            <text:p>4.4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ostIslandGe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28" calcext:value-type="float">
            <text:p>0.0128</text:p>
          </table:table-cell>
          <table:table-cell office:value-type="float" office:value="0.00004266667" calcext:value-type="float">
            <text:p>4.266667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1259999" calcext:value-type="float">
            <text:p>0.01259999</text:p>
          </table:table-cell>
          <table:table-cell office:value-type="float" office:value="0.00004199996" calcext:value-type="float">
            <text:p>4.1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24" calcext:value-type="float">
            <text:p>0.0124</text:p>
          </table:table-cell>
          <table:table-cell office:value-type="float" office:value="0.00004133333" calcext:value-type="float">
            <text:p>4.133333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219999" calcext:value-type="float">
            <text:p>0.01219999</text:p>
          </table:table-cell>
          <table:table-cell office:value-type="float" office:value="0.00004066663" calcext:value-type="float">
            <text:p>4.0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209999" calcext:value-type="float">
            <text:p>0.01209999</text:p>
          </table:table-cell>
          <table:table-cell office:value-type="float" office:value="0.00004033329" calcext:value-type="float">
            <text:p>4.0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1169999" calcext:value-type="float">
            <text:p>0.01169999</text:p>
          </table:table-cell>
          <table:table-cell office:value-type="float" office:value="0.00003899997" calcext:value-type="float">
            <text:p>3.8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12" calcext:value-type="float">
            <text:p>0.0112</text:p>
          </table:table-cell>
          <table:table-cell office:value-type="float" office:value="0.00003733333" calcext:value-type="float">
            <text:p>3.733333E-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11" calcext:value-type="float">
            <text:p>0.011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109999" calcext:value-type="float">
            <text:p>0.01109999</text:p>
          </table:table-cell>
          <table:table-cell office:value-type="float" office:value="0.00003699997" calcext:value-type="float">
            <text:p>3.6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06" calcext:value-type="float">
            <text:p>0.0106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06" calcext:value-type="float">
            <text:p>0.0106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01" calcext:value-type="float">
            <text:p>0.0101</text:p>
          </table:table-cell>
          <table:table-cell office:value-type="float" office:value="0.00003366667" calcext:value-type="float">
            <text:p>3.366667E-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98" calcext:value-type="float">
            <text:p>0.0098</text:p>
          </table:table-cell>
          <table:table-cell office:value-type="float" office:value="0.00003266667" calcext:value-type="float">
            <text:p>3.2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9500001" calcext:value-type="float">
            <text:p>0.009500001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9500001" calcext:value-type="float">
            <text:p>0.009500001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9000001" calcext:value-type="float">
            <text:p>0.009000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87" calcext:value-type="float">
            <text:p>0.008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float" office:value="0.00002533333" calcext:value-type="float">
            <text:p>2.533333E-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002333333" calcext:value-type="float">
            <text:p>2.333333E-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0.00002233333" calcext:value-type="float">
            <text:p>2.233333E-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001733333" calcext:value-type="float">
            <text:p>1.733333E-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5099999" calcext:value-type="float">
            <text:p>0.00509999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01566667" calcext:value-type="float">
            <text:p>1.5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01566667" calcext:value-type="float">
            <text:p>1.566667E-05</text:p>
          </table:table-cell>
          <table:table-cell table:number-columns-repeated="2"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01566667" calcext:value-type="float">
            <text:p>1.5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4600001" calcext:value-type="float">
            <text:p>0.004600001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001366667" calcext:value-type="float">
            <text:p>1.366667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001366667" calcext:value-type="float">
            <text:p>1.3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4000001" calcext:value-type="float">
            <text:p>0.004000001</text:p>
          </table:table-cell>
          <table:table-cell office:value-type="float" office:value="0.00001333334" calcext:value-type="float">
            <text:p>1.333334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001333333" calcext:value-type="float">
            <text:p>1.333333E-0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3900001" calcext:value-type="float">
            <text:p>0.00390000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001166667" calcext:value-type="float">
            <text:p>1.1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3100001" calcext:value-type="float">
            <text:p>0.003100001</text:p>
          </table:table-cell>
          <table:table-cell office:value-type="float" office:value="0.00001033334" calcext:value-type="float">
            <text:p>1.03333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0009333334" calcext:value-type="float">
            <text:p>9.333334E-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0008999999" calcext:value-type="float">
            <text:p>8.999999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table:number-columns-repeated="2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table:number-columns-repeated="2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UpdateVehicl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00006333334" calcext:value-type="float">
            <text:p>6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0006000001" calcext:value-type="float">
            <text:p>6.000001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0005333334" calcext:value-type="float">
            <text:p>5.333334E-06</text:p>
          </table:table-cell>
          <table:table-cell table:number-columns-repeated="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6" calcext:value-type="float">
            <text:p>4.666666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6" calcext:value-type="float">
            <text:p>4.666666E-06</text:p>
          </table:table-cell>
          <table:table-cell table:number-columns-repeated="2"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registerContactManager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nregisterInteraction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lostTouchRepor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registerInteraction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hadows.CombineLocalShadowCasterBoundsAndDestroy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updateSimulationController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oonshaderHLSLProfilerData_SECOND_TEST_data_main_self.A1:ToonshaderHLSLProfilerData_SECOND_TEST_data_main_self.G581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19:41:23.995000000</dc:date>
    <meta:editing-duration>PT13M57S</meta:editing-duration>
    <meta:editing-cycles>3</meta:editing-cycles>
    <meta:generator>LibreOffice/6.4.2.2$Windows_X86_64 LibreOffice_project/4e471d8c02c9c90f512f7f9ead8875b57fcb1ec3</meta:generator>
    <meta:document-statistic meta:table-count="1" meta:cell-count="3487" meta:object-count="0"/>
  </office:meta>
</office:document-meta>
</file>